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Project: Paamesti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Ein Projekt von:</text:p>
            <text:p>Andre Milling, Dominic Kosin,</text:p>
            <text:p>Arvid Randow und Max Schieman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Überbli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arum?</text:p>
              </text:list-item>
              <text:list-item>
                <text:p>Grobe Funktio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3D-mode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eil flex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aterial+Kost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aterialliste </text:p>
              </text:list-item>
              <text:list-item>
                <text:p>Am wichtigs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echnische Zeichnung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llt acuh elektronikplan</text:p>
              </text:list-item>
              <text:list-item>
                <text:p>Drei ansichten</text:p>
              </text:list-item>
              <text:list-item>
                <text:p>Maybe isometris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ogramm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Quellcode</text:p>
              </text:list-item>
              <text:list-item>
                <text:p>„Modul“(also RP oder Arduin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301cm" svg:y="0.628cm" presentation:class="title" presentation:user-transformed="true">
          <draw:text-box>
            <text:p>Domme(Design Bildschirm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omme macht das sch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Netzplan (zeitplanung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o wie bei BGT 18</text:p>
              </text:list-item>
              <text:list-item>
                <text:p>Muss ich noch nachfrag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2T10:05:41.396000000</meta:creation-date>
    <dc:date>2020-12-12T10:24:34.074000000</dc:date>
    <meta:editing-duration>PT8M42S</meta:editing-duration>
    <meta:editing-cycles>1</meta:editing-cycles>
    <meta:document-statistic meta:object-count="61"/>
    <meta:generator>LibreOffice/7.0.1.2$Windows_X86_64 LibreOffice_project/7cbcfc562f6eb6708b5ff7d7397325de9e764452</meta:generator>
  </office:meta>
</office:document-meta>
</file>